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f4e5" officeooo:paragraph-rsid="0012f4e5"/>
    </style:style>
    <style:style style:name="P2" style:family="paragraph" style:parent-style-name="Standard">
      <style:text-properties officeooo:rsid="0012f4e5" officeooo:paragraph-rsid="0012f4e5"/>
    </style:style>
    <style:style style:name="P3" style:family="paragraph" style:parent-style-name="Standard" style:list-style-name="L1">
      <style:text-properties officeooo:rsid="0012f4e5" officeooo:paragraph-rsid="0012f4e5" fo:background-color="#4caf50"/>
    </style:style>
    <style:style style:name="P4" style:family="paragraph" style:parent-style-name="Standard" style:list-style-name="L1">
      <style:text-properties officeooo:rsid="0013ba09" officeooo:paragraph-rsid="0013ba09" fo:background-color="#4caf50"/>
    </style:style>
    <style:style style:name="P5" style:family="paragraph" style:parent-style-name="Standard">
      <style:text-properties officeooo:rsid="0013ba09" officeooo:paragraph-rsid="0013ba09"/>
    </style:style>
    <style:style style:name="P6" style:family="paragraph" style:parent-style-name="Standard" style:list-style-name="L1">
      <style:text-properties officeooo:rsid="0012f4e5" officeooo:paragraph-rsid="0012f4e5" fo:background-color="#f443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Trapezoid - działa</text:p>
        </text:list-item>
        <text:list-item>
          <text:p text:style-name="P3">Kite – działa</text:p>
        </text:list-item>
        <text:list-item>
          <text:p text:style-name="P4">human - działa</text:p>
        </text:list-item>
        <text:list-item>
          <text:p text:style-name="P1">Tank – nie działa</text:p>
        </text:list-item>
        <text:list-item>
          <text:p text:style-name="P6">Car – działa jak usune górny kwadrat </text:p>
        </text:list-item>
      </text:list>
      <text:p text:style-name="P2"/>
      <text:p text:style-name="P5">spróbować: człowiek,pies,osmiornica,pistole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0:57:24.588000000</meta:creation-date>
    <dc:date>2024-09-10T15:57:01.280000000</dc:date>
    <meta:editing-duration>PT32M11S</meta:editing-duration>
    <meta:editing-cycles>2</meta:editing-cycles>
    <meta:generator>LibreOffice/24.2.3.2$Windows_x86 LibreOffice_project/433d9c2ded56988e8a90e6b2e771ee4e6a5ab2ba</meta:generator>
    <meta:document-statistic meta:table-count="0" meta:image-count="0" meta:object-count="0" meta:page-count="1" meta:paragraph-count="6" meta:word-count="24" meta:character-count="148" meta:non-whitespace-character-count="131"/>
  </office:meta>
</office:document-meta>
</file>